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695871592" calcext:value-type="float">
            <text:p>0.695871592</text:p>
          </table:table-cell>
        </table:table-row>
        <table:table-row table:style-name="ro1">
          <table:table-cell office:value-type="float" office:value="0.63250117" calcext:value-type="float">
            <text:p>0.63250117</text:p>
          </table:table-cell>
        </table:table-row>
        <table:table-row table:style-name="ro1">
          <table:table-cell office:value-type="float" office:value="0.539905143" calcext:value-type="float">
            <text:p>0.539905143</text:p>
          </table:table-cell>
        </table:table-row>
        <table:table-row table:style-name="ro1">
          <table:table-cell office:value-type="float" office:value="0.528689654" calcext:value-type="float">
            <text:p>0.528689654</text:p>
          </table:table-cell>
        </table:table-row>
        <table:table-row table:style-name="ro1">
          <table:table-cell office:value-type="float" office:value="0.35148033" calcext:value-type="float">
            <text:p>0.35148033</text:p>
          </table:table-cell>
        </table:table-row>
        <table:table-row table:style-name="ro1">
          <table:table-cell office:value-type="float" office:value="1.023462158" calcext:value-type="float">
            <text:p>1.023462158</text:p>
          </table:table-cell>
        </table:table-row>
        <table:table-row table:style-name="ro1">
          <table:table-cell office:value-type="float" office:value="0.484088399" calcext:value-type="float">
            <text:p>0.484088399</text:p>
          </table:table-cell>
        </table:table-row>
        <table:table-row table:style-name="ro1">
          <table:table-cell office:value-type="float" office:value="0.691041692" calcext:value-type="float">
            <text:p>0.691041692</text:p>
          </table:table-cell>
        </table:table-row>
        <table:table-row table:style-name="ro1">
          <table:table-cell office:value-type="float" office:value="0.383779183" calcext:value-type="float">
            <text:p>0.383779183</text:p>
          </table:table-cell>
        </table:table-row>
        <table:table-row table:style-name="ro1">
          <table:table-cell office:value-type="float" office:value="0.35608439" calcext:value-type="float">
            <text:p>0.3560843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Mean= 0.568690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6:07:28.391031722</meta:creation-date>
    <dc:date>2019-12-26T16:12:48.788556368</dc:date>
    <meta:editing-duration>PT5M21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